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0602in"/>
    </style:style>
    <style:style style:name="co10" style:family="table-column">
      <style:table-column-properties fo:break-before="auto" style:column-width="1.452in"/>
    </style:style>
    <style:style style:name="co11" style:family="table-column">
      <style:table-column-properties fo:break-before="auto" style:column-width="1.1291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236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0.772in"/>
    </style:style>
    <style:style style:name="co12" style:family="table-column">
      <style:table-column-properties fo:break-before="auto" style:column-width="1.3138in"/>
    </style:style>
    <style:style style:name="co13" style:family="table-column">
      <style:table-column-properties fo:break-before="auto" style:column-width="0.2307in"/>
    </style:style>
    <style:style style:name="co14" style:family="table-column">
      <style:table-column-properties fo:break-before="auto" style:column-width="4.7016in"/>
    </style:style>
    <style:style style:name="co15" style:family="table-column">
      <style:table-column-properties fo:break-before="auto" style:column-width="0.5626in"/>
    </style:style>
    <style:style style:name="co16" style:family="table-column">
      <style:table-column-properties fo:break-before="auto" style:column-width="4.1154in"/>
    </style:style>
    <style:style style:name="co17" style:family="table-column">
      <style:table-column-properties fo:break-before="auto" style:column-width="1.9917in"/>
    </style:style>
    <style:style style:name="co18" style:family="table-column">
      <style:table-column-properties fo:break-before="auto" style:column-width="0.8756in"/>
    </style:style>
    <style:style style:name="co19" style:family="table-column">
      <style:table-column-properties fo:break-before="auto" style:column-width="2.4091in"/>
    </style:style>
    <style:style style:name="co20" style:family="table-column">
      <style:table-column-properties fo:break-before="auto" style:column-width="1.33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17"/>
    <style:style style:name="ce7" style:family="table-cell" style:parent-style-name="Default" style:data-style-name="N60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60"/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2 node system." table:style-name="ta1" table:print="false">
        <table:shapes>
          <draw:frame draw:z-index="0" draw:style-name="gr1" svg:width="7.9398in" svg:height="2.7626in" svg:x="0.439in" svg:y="5.3102in">
            <draw:object draw:notify-on-update-of-ranges="'2 node system.'.A5:'2 node system.'.A10 '2 node system.'.B4:'2 node system.'.B4 '2 node system.'.B5:'2 node system.'.B10 '2 node system.'.C4:'2 node system.'.C4 '2 node system.'.C5:'2 node system.'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9461in" svg:height="2.763in" svg:x="0.4969in" svg:y="2.2602in">
            <draw:object draw:notify-on-update-of-ranges="'2 node system.'.A5:'2 node system.'.A9 '2 node system.'.B4:'2 node system.'.B4 '2 node system.'.B5:'2 node system.'.B9 '2 node system.'.C4:'2 node system.'.C4 '2 node system.'.C5:'2 node system.'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6"/>
        <table:table-column table:style-name="co7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NodeRecord queries on small test system where the number of records returned was artificially inflated.</text:p>
          </table:table-cell>
          <table:table-cell table:style-name="ce3"/>
          <table:table-cell table:number-columns-repeated="5"/>
        </table:table-row>
        <table:table-row table:style-name="ro2">
          <table:table-cell/>
          <table:table-cell table:style-name="ce3"/>
          <table:table-cell table:number-columns-repeated="5"/>
        </table:table-row>
        <table:table-row table:style-name="ro2">
          <table:table-cell table:style-name="ce2" office:value-type="string" table:number-columns-spanned="4" table:number-rows-spanned="1">
            <text:p>Mellanox (QDR)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2">
          <table:table-cell table:style-name="ce2" office:value-type="string">
            <text:p>Num records</text:p>
          </table:table-cell>
          <table:table-cell table:style-name="ce4" office:value-type="string">
            <text:p>256 byte RMPP</text:p>
          </table:table-cell>
          <table:table-cell table:style-name="ce4" office:value-type="string">
            <text:p>RDMA</text:p>
          </table:table-cell>
          <table:table-cell table:style-name="ce4" office:value-type="string">
            <text:p>RDMA overhea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0376">
            <text:p>3.7600E-4</text:p>
          </table:table-cell>
          <table:table-cell office:value-type="float" office:value="0.160455">
            <text:p>1.6046E-1</text:p>
          </table:table-cell>
          <table:table-cell office:value-type="float" office:value="0.000924">
            <text:p>9.2400E-4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000628">
            <text:p>6.2800E-4</text:p>
          </table:table-cell>
          <table:table-cell office:value-type="float" office:value="0.159385">
            <text:p>1.5939E-1</text:p>
          </table:table-cell>
          <table:table-cell office:value-type="float" office:value="0.000863">
            <text:p>8.6300E-4</text:p>
          </table:table-cell>
          <table:table-cell table:number-columns-repeated="3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0.004318">
            <text:p>4.3180E-3</text:p>
          </table:table-cell>
          <table:table-cell office:value-type="float" office:value="0.159705">
            <text:p>1.5971E-1</text:p>
          </table:table-cell>
          <table:table-cell office:value-type="float" office:value="0.001051">
            <text:p>1.0510E-3</text:p>
          </table:table-cell>
          <table:table-cell table:number-columns-repeated="3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0.041272">
            <text:p>4.1272E-2</text:p>
          </table:table-cell>
          <table:table-cell office:value-type="float" office:value="0.195063">
            <text:p>1.9506E-1</text:p>
          </table:table-cell>
          <table:table-cell office:value-type="float" office:value="0.035891">
            <text:p>3.5891E-2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0.403682">
            <text:p>4.0368E-1</text:p>
          </table:table-cell>
          <table:table-cell office:value-type="float" office:value="0.17">
            <text:p>1.7000E-1</text:p>
          </table:table-cell>
          <table:table-cell office:value-type="float" office:value="0.179456">
            <text:p>1.7946E-1</text:p>
          </table:table-cell>
          <table:table-cell table:number-columns-repeated="3"/>
        </table:table-row>
        <table:table-row table:style-name="ro2">
          <table:table-cell office:value-type="float" office:value="800000">
            <text:p>800000</text:p>
          </table:table-cell>
          <table:table-cell office:value-type="float" office:value="15.99">
            <text:p>1.5990E+1</text:p>
          </table:table-cell>
          <table:table-cell office:value-type="float" office:value="3.28">
            <text:p>3.2800E+0</text:p>
          </table:table-cell>
          <table:table-cell office:value-type="float" office:value="6.578">
            <text:p>6.5780E+0</text:p>
          </table:table-cell>
          <table:table-cell/>
          <table:table-cell office:value-type="string">
            <text:p>Note: At this point saquery starts to timeout with OFA default timeout value.</text:p>
          </table:table-cell>
          <table:table-cell/>
        </table:table-row>
        <table:table-row table:style-name="ro2" table:number-rows-repeated="6552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Hyperion testing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1">
          <table:table-cell office:value-type="string">
            <text:p>Parrallel NodeRecord queries on Hyperion up to 426 nodes worked well with just a single RC QP in the SA</text:p>
          </table:table-cell>
          <table:table-cell table:number-columns-repeated="5"/>
        </table:table-row>
        <table:table-row table:style-name="ro1">
          <table:table-cell office:value-type="string">
            <text:p>Times are for a single client to get their data back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table:number-columns-spanned="6" table:number-rows-spanned="1">
            <text:p>Query all NodeRecords</text:p>
          </table:table-cell>
          <table:covered-table-cell table:number-columns-repeated="5"/>
        </table:table-row>
        <table:table-row table:style-name="ro1">
          <table:table-cell table:style-name="ce5" office:value-type="string">
            <text:p>Num nodes</text:p>
          </table:table-cell>
          <table:table-cell table:style-name="ce5" office:value-type="string">
            <text:p>Num Records</text:p>
          </table:table-cell>
          <table:table-cell table:style-name="ce5" office:value-type="string">
            <text:p>256 byte RMPP</text:p>
          </table:table-cell>
          <table:table-cell table:style-name="ce5" office:value-type="string">
            <text:p>RMDA</text:p>
          </table:table-cell>
          <table:table-cell table:number-columns-repeated="2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55">
            <text:p>1455</text:p>
          </table:table-cell>
          <table:table-cell office:value-type="string">
            <text:p>0.08 sec</text:p>
          </table:table-cell>
          <table:table-cell office:value-type="string">
            <text:p>0.05 sec</text:p>
          </table:table-cell>
          <table:table-cell office:value-type="string">
            <text:p>&lt;== Why is this faster?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455">
            <text:p>1455</text:p>
          </table:table-cell>
          <table:table-cell office:value-type="string">
            <text:p>~ 0.38 sec</text:p>
          </table:table-cell>
          <table:table-cell office:value-type="string">
            <text:p>~ 0.33 sec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office:value-type="string" table:number-columns-spanned="6" table:number-rows-spanned="1">
            <text:p>Query all PathRecords</text:p>
          </table:table-cell>
          <table:covered-table-cell table:number-columns-repeated="5"/>
        </table:table-row>
        <table:table-row table:style-name="ro1">
          <table:table-cell table:style-name="ce5" office:value-type="string">
            <text:p>Num nodes</text:p>
          </table:table-cell>
          <table:table-cell table:style-name="ce5" office:value-type="string">
            <text:p>Num Records</text:p>
          </table:table-cell>
          <table:table-cell table:style-name="ce5" office:value-type="string">
            <text:p>256 byte RMPP</text:p>
          </table:table-cell>
          <table:table-cell table:style-name="ce5" office:value-type="string">
            <text:p>RMDA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96575">
            <text:p>2096575</text:p>
          </table:table-cell>
          <table:table-cell office:value-type="string">
            <text:p>~15 sec</text:p>
          </table:table-cell>
          <table:table-cell office:value-type="string">
            <text:p>~10 sec</text:p>
          </table:table-cell>
          <table:table-cell office:value-type="string">
            <text:p>Note</text:p>
          </table:table-cell>
          <table:table-cell/>
        </table:table-row>
        <table:table-row table:style-name="ro1">
          <table:table-cell office:value-type="string">
            <text:p>It was very hard to get data for this. <text:s/>This number of records just seemed too difficult for OpenSM to resolve.</text:p>
          </table:table-cell>
          <table:table-cell table:number-columns-repeated="5"/>
        </table:table-row>
        <table:table-row table:style-name="ro1">
          <table:table-cell office:value-type="string">
            <text:p>This was true with RDMA or RMPP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6" table:default-cell-style-name="Default"/>
        <table:table-column table:style-name="co8" table:default-cell-style-name="ce9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3" table:default-cell-style-name="Default"/>
        <table:table-column table:style-name="co20" table:default-cell-style-name="Default"/>
        <table:table-row table:style-name="ro3">
          <table:table-cell table:style-name="ce7" office:value-type="string">
            <text:p>Caching “world” calculations</text:p>
          </table:table-cell>
          <table:table-cell table:style-name="ce8" office:value-type="string">
            <text:p>NOTE: IB Nodes == switches + HCA'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>
            <text:p>Small system (8 IB Nodes)</text:p>
          </table:table-cell>
          <table:table-cell table:number-columns-repeated="8"/>
        </table:table-row>
        <table:table-row table:style-name="ro2">
          <table:table-cell table:style-name="ce5" office:value-type="string">
            <text:p>Number of Paths</text:p>
          </table:table-cell>
          <table:table-cell table:style-name="ce10" office:value-type="float" office:value="64">
            <text:p>64</text:p>
          </table:table-cell>
          <table:table-cell table:style-name="ce12" office:value-type="string">
            <text:p>seconds/path</text:p>
          </table:table-cell>
          <table:table-cell table:number-columns-repeated="6"/>
        </table:table-row>
        <table:table-row table:style-name="ro2">
          <table:table-cell table:style-name="ce5"/>
          <table:table-cell table:style-name="ce11" office:value-type="string">
            <text:p>Seconds</text:p>
          </table:table-cell>
          <table:table-cell table:style-name="ce12"/>
          <table:table-cell table:number-columns-repeated="6"/>
        </table:table-row>
        <table:table-row table:style-name="ro2">
          <table:table-cell office:value-type="string">
            <text:p>“Calculate world”</text:p>
          </table:table-cell>
          <table:table-cell office:value-type="float" office:value="0.000197">
            <text:p>1.97E-004</text:p>
          </table:table-cell>
          <table:table-cell table:style-name="ce9" table:formula="of:=[.B6]/[.B4]" office:value-type="float" office:value="0.000003078125">
            <text:p>3.08E-006</text:p>
          </table:table-cell>
          <table:table-cell table:number-columns-repeated="6"/>
        </table:table-row>
        <table:table-row table:style-name="ro2">
          <table:table-cell office:value-type="string">
            <text:p>saquery before cache</text:p>
          </table:table-cell>
          <table:table-cell office:value-type="float" office:value="0.011">
            <text:p>1.10E-002</text:p>
          </table:table-cell>
          <table:table-cell table:number-columns-repeated="7"/>
        </table:table-row>
        <table:table-row table:style-name="ro2">
          <table:table-cell office:value-type="string">
            <text:p>saquery after cache</text:p>
          </table:table-cell>
          <table:table-cell office:value-type="float" office:value="0.006">
            <text:p>6.00E-003</text:p>
          </table:table-cell>
          <table:table-cell table:style-name="ce9" table:formula="of:=[.B8]/[.B4]" office:value-type="float" office:value="0.00009375">
            <text:p>9.38E-005</text:p>
          </table:table-cell>
          <table:table-cell table:number-columns-repeated="6"/>
        </table:table-row>
        <table:table-row table:style-name="ro2">
          <table:table-cell office:value-type="string">
            <text:p>saquery after cache (w/ RDMA)</text:p>
          </table:table-cell>
          <table:table-cell office:value-type="float" office:value="0.04">
            <text:p>4.00E-002</text:p>
          </table:table-cell>
          <table:table-cell table:style-name="ce9" table:formula="of:=[.B9]/[.B4]" office:value-type="float" office:value="0.000625">
            <text:p>6.25E-004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5" office:value-type="string">
            <text:p>NOTE: the seconds/path are about equal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>
            <text:p>Large system (1096 IB Nodes)</text:p>
          </table:table-cell>
          <table:table-cell table:style-name="Default"/>
          <table:table-cell table:number-columns-repeated="7"/>
        </table:table-row>
        <table:table-row table:style-name="ro2">
          <table:table-cell table:style-name="ce5" office:value-type="string">
            <text:p>Number of Paths</text:p>
          </table:table-cell>
          <table:table-cell table:style-name="Default" office:value-type="float" office:value="1181022">
            <text:p>1181022</text:p>
          </table:table-cell>
          <table:table-cell table:style-name="ce12" office:value-type="string">
            <text:p>seconds/path</text:p>
          </table:table-cell>
          <table:table-cell/>
          <table:table-cell table:style-name="ce5" office:value-type="string">
            <text:p>Extrapolating out to a 40,000 node cluster</text:p>
          </table:table-cell>
          <table:table-cell table:number-columns-repeated="2"/>
          <table:table-cell table:style-name="ce5" office:value-type="string">
            <text:p>Extrapolating out to a 100,000 node cluster</text:p>
          </table:table-cell>
          <table:table-cell/>
        </table:table-row>
        <table:table-row table:style-name="ro2">
          <table:table-cell table:style-name="ce5"/>
          <table:table-cell table:style-name="ce11" office:value-type="string">
            <text:p>Seconds</text:p>
          </table:table-cell>
          <table:table-cell table:style-name="ce12"/>
          <table:table-cell/>
          <table:table-cell table:style-name="ce5"/>
          <table:table-cell table:number-columns-repeated="2"/>
          <table:table-cell table:style-name="ce5"/>
          <table:table-cell/>
        </table:table-row>
        <table:table-row table:style-name="ro2">
          <table:table-cell office:value-type="string">
            <text:p>“Calculate world”</text:p>
          </table:table-cell>
          <table:table-cell office:value-type="float" office:value="3.929288">
            <text:p>3.93E+000</text:p>
          </table:table-cell>
          <table:table-cell table:style-name="ce9" table:formula="of:=[.B16]/[.B14]" office:value-type="float" office:value="0.00000332702354401527">
            <text:p>3.33E-006</text:p>
          </table:table-cell>
          <table:table-cell/>
          <table:table-cell office:value-type="string">
            <text:p>Nodes</text:p>
          </table:table-cell>
          <table:table-cell office:value-type="float" office:value="40000">
            <text:p>40000</text:p>
          </table:table-cell>
          <table:table-cell/>
          <table:table-cell office:value-type="string">
            <text:p>Nodes</text:p>
          </table:table-cell>
          <table:table-cell office:value-type="float" office:value="100000">
            <text:p>100000</text:p>
          </table:table-cell>
        </table:table-row>
        <table:table-row table:style-name="ro2">
          <table:table-cell office:value-type="string">
            <text:p>saquery before cache</text:p>
          </table:table-cell>
          <table:table-cell office:value-type="float" office:value="4.057931">
            <text:p>4.06E+000</text:p>
          </table:table-cell>
          <table:table-cell table:number-columns-repeated="2"/>
          <table:table-cell office:value-type="string">
            <text:p>Paths</text:p>
          </table:table-cell>
          <table:table-cell table:formula="of:=[.F16]*[.F16]" office:value-type="float" office:value="1600000000">
            <text:p>1600000000</text:p>
          </table:table-cell>
          <table:table-cell/>
          <table:table-cell office:value-type="string">
            <text:p>Paths</text:p>
          </table:table-cell>
          <table:table-cell table:formula="of:=[.I16]*[.I16]" office:value-type="float" office:value="10000000000">
            <text:p>10000000000</text:p>
          </table:table-cell>
        </table:table-row>
        <table:table-row table:style-name="ro2">
          <table:table-cell office:value-type="string">
            <text:p>saquery after cache</text:p>
          </table:table-cell>
          <table:table-cell office:value-type="float" office:value="1.599798">
            <text:p>1.60E+000</text:p>
          </table:table-cell>
          <table:table-cell table:style-name="ce9" table:formula="of:=[.B18]/[.B14]" office:value-type="float" office:value="0.00000135458780615433">
            <text:p>1.35E-006</text:p>
          </table:table-cell>
          <table:table-cell/>
          <table:table-cell office:value-type="string">
            <text:p>Seconds for world</text:p>
          </table:table-cell>
          <table:table-cell table:formula="of:=[.C16]*[.F17]" office:value-type="float" office:value="5323.23767042443">
            <text:p>5323.24</text:p>
          </table:table-cell>
          <table:table-cell/>
          <table:table-cell office:value-type="string">
            <text:p>Seconds for world</text:p>
          </table:table-cell>
          <table:table-cell table:formula="of:=[.I17]*[.C16]" office:value-type="float" office:value="33270.2354401527">
            <text:p>33270.24</text:p>
          </table:table-cell>
        </table:table-row>
        <table:table-row table:style-name="ro2">
          <table:table-cell office:value-type="string">
            <text:p>saquery after cache (w/ RDMA)</text:p>
          </table:table-cell>
          <table:table-cell office:value-type="float" office:value="0.120697">
            <text:p>1.21E-001</text:p>
          </table:table-cell>
          <table:table-cell table:style-name="ce9" table:formula="of:=[.B19]/[.B14]" office:value-type="float" office:value="0.000000102197080156">
            <text:p>1.02E-007</text:p>
          </table:table-cell>
          <table:table-cell/>
          <table:table-cell office:value-type="string">
            <text:p>Min for world</text:p>
          </table:table-cell>
          <table:table-cell table:formula="of:=[.F18]/60" office:value-type="float" office:value="88.7206278404072">
            <text:p>88.72</text:p>
          </table:table-cell>
          <table:table-cell/>
          <table:table-cell office:value-type="string">
            <text:p>Min for world</text:p>
          </table:table-cell>
          <table:table-cell table:formula="of:=[.I18]/60" office:value-type="float" office:value="554.503924002545">
            <text:p>554.5</text:p>
          </table:table-cell>
        </table:table-row>
        <table:table-row table:style-name="ro2">
          <table:table-cell table:number-columns-repeated="2"/>
          <table:table-cell table:style-name="ce9"/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table:style-name="ce5" office:value-type="string">
            <text:p>However, this is only 40000 PR for every nodes ½ world.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>
            <text:p>Extrapolating using a RDMA xfer that is only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/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>
            <text:p>Seconds</text:p>
          </table:table-cell>
          <table:table-cell table:number-columns-repeated="4"/>
        </table:table-row>
        <table:table-row table:style-name="ro4">
          <table:table-cell table:style-name="ce5" office:value-type="string">
            <text:p>In ~2.0 seconds I can distribute all 1M precalculated PR's to 69 hosts using RDMA.</text:p>
          </table:table-cell>
          <table:table-cell table:number-columns-repeated="3"/>
          <table:table-cell office:value-type="string">
            <text:p>time to xfer ½ world RDMA</text:p>
          </table:table-cell>
          <table:table-cell table:style-name="ce9" table:formula="of:=[.F16]*[.C19]" office:value-type="float" office:value="0.00408788320624002">
            <text:p>4.09E-003</text:p>
          </table:table-cell>
          <table:table-cell table:number-columns-repeated="3"/>
        </table:table-row>
        <table:table-row table:style-name="ro4">
          <table:table-cell table:number-columns-repeated="4"/>
          <table:table-cell office:value-type="string">
            <text:p>If <text:a xlink:href="slot:">sent </text:a>linearly RDMA to every node</text:p>
          </table:table-cell>
          <table:table-cell table:formula="of:=[.F26]*[.F16]" office:value-type="float" office:value="163.515328249601">
            <text:p>163.52</text:p>
          </table:table-cell>
          <table:table-cell table:number-columns-repeated="3"/>
        </table:table-row>
        <table:table-row table:style-name="ro2" table:number-rows-repeated="3">
          <table:table-cell table:number-columns-repeated="9"/>
        </table:table-row>
        <table:table-row table:style-name="ro2">
          <table:table-cell office:value-type="string">
            <text:p>time pdsh -f200 -w ehyperion[576-577,686-692,694-695,698-719],ehyperion-dit[1-24,26,28-36],ehyperion-hdp[1-22] "/home/weiny2/root/sbin/saquery -C mlx4_0 -P 1 -t 5000 --rdma_size_mb 100 --sa_qp 2228300 pr &gt; /dev/null"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hat hostlist comes out to 89 hosts.</text:p>
          </table:table-cell>
          <table:table-cell office:value-type="string">
            <text:p>~20 of which had their port 1 down...</text:p>
          </table:table-cell>
          <table:table-cell table:number-columns-repeated="7"/>
        </table:table-row>
        <table:table-row table:style-name="ro2" table:number-rows-repeated="65502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4" number:min-integer-digits="1" number:min-exponent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3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4T18:06:09</meta:creation-date>
    <dc:date>2012-08-02T13:24:03</dc:date>
    <meta:editing-duration>PT10H38M12S</meta:editing-duration>
    <meta:editing-cycles>18</meta:editing-cycles>
    <meta:generator>OpenOffice.org/3.2$Unix OpenOffice.org_project/320m19$Build-9505</meta:generator>
    <meta:document-statistic meta:table-count="3" meta:cell-count="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4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168cm" svg:height="7.018cm" xlink:href=".." chart:class="chart:line" chart:style-name="ch1">
        <chart:title svg:x="6.353cm" svg:y="0.141cm" chart:style-name="ch2">
          <text:p>RDMA vs RMPP to 800000 Records</text:p>
        </chart:title>
        <chart:legend chart:legend-position="end" svg:x="17.025cm" svg:y="3.04cm" chart:style-name="ch3"/>
        <chart:plot-area chart:style-name="ch4" table:cell-range-address="'2 node system.'.A4:'2 node system.'.C10" chart:data-source-has-labels="both" svg:x="0.605cm" svg:y="0.784cm" svg:width="16.018cm" svg:height="6.015cm">
          <chart:axis chart:dimension="x" chart:name="primary-x" chart:style-name="ch5">
            <chart:title svg:x="7.497cm" svg:y="6.367cm" chart:style-name="ch6">
              <text:p>Number of Records</text:p>
            </chart:title>
            <chart:categories table:cell-range-address="'2 node system.'.A5:'2 node system.'.A10"/>
          </chart:axis>
          <chart:axis chart:dimension="y" chart:name="primary-y" chart:style-name="ch7">
            <chart:title svg:x="0.404cm" svg:y="4.14cm" chart:style-name="ch8">
              <text:p>Seconds</text:p>
            </chart:title>
            <chart:grid chart:style-name="ch9" chart:class="major"/>
          </chart:axis>
          <chart:series chart:style-name="ch10" chart:values-cell-range-address="'2 node system.'.B5:'2 node system.'.B10" chart:label-cell-address="'2 node system.'.B4:'2 node system.'.B4" chart:class="chart:line">
            <chart:data-point chart:repeated="6"/>
          </chart:series>
          <chart:series chart:style-name="ch11" chart:values-cell-range-address="'2 node system.'.C5:'2 node system.'.C10" chart:label-cell-address="'2 node system.'.C4:'2 node system.'.C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2 node system.'.B4:'2 node system.'.B4">256 byte RMPP</text:p>
              </table:table-cell>
              <table:table-cell office:value-type="string">
                <text:p text:id="'2 node system.'.C4:'2 node system.'.C4">RDMA</text:p>
              </table:table-cell>
            </table:table-row>
          </table:table-header-rows>
          <table:table-rows>
            <table:table-row>
              <table:table-cell office:value-type="string">
                <text:p text:id="'2 node system.'.A5:'2 node system.'.A10">8</text:p>
              </table:table-cell>
              <table:table-cell office:value-type="float" office:value="0.000376">
                <text:p text:id="'2 node system.'.B5:'2 node system.'.B10">0.000376</text:p>
              </table:table-cell>
              <table:table-cell office:value-type="float" office:value="0.160455">
                <text:p text:id="'2 node system.'.C5:'2 node system.'.C10">0.160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28">
                <text:p>0.000628</text:p>
              </table:table-cell>
              <table:table-cell office:value-type="float" office:value="0.159385">
                <text:p>0.1593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318">
                <text:p>0.004318</text:p>
              </table:table-cell>
              <table:table-cell office:value-type="float" office:value="0.159705">
                <text:p>0.159705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41272">
                <text:p>0.041272</text:p>
              </table:table-cell>
              <table:table-cell office:value-type="float" office:value="0.195063">
                <text:p>0.19506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0.403682">
                <text:p>0.40368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800000</text:p>
              </table:table-cell>
              <table:table-cell office:value-type="float" office:value="15.99">
                <text:p>15.99</text:p>
              </table:table-cell>
              <table:table-cell office:value-type="float" office:value="3.28">
                <text:p>3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scientific-number number:decimal-places="4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7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117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44cm" svg:height="7.019cm" xlink:href=".." chart:class="chart:line" chart:style-name="ch1">
        <chart:title svg:x="5.223cm" svg:y="0.141cm" chart:style-name="ch2">
          <text:p>RDMA vs RMPP to 80000 Records</text:p>
        </chart:title>
        <chart:legend chart:legend-position="end" svg:x="14.552cm" svg:y="3.04cm" chart:style-name="ch3"/>
        <chart:plot-area chart:style-name="ch4" table:cell-range-address="'2 node system.'.A4:'2 node system.'.C9" chart:data-source-has-labels="both" svg:x="0.503cm" svg:y="0.784cm" svg:width="13.698cm" svg:height="6.016cm">
          <chart:axis chart:dimension="x" chart:name="primary-x" chart:style-name="ch5">
            <chart:title svg:x="6.235cm" svg:y="6.368cm" chart:style-name="ch6">
              <text:p>Number of Records</text:p>
            </chart:title>
            <chart:categories table:cell-range-address="'2 node system.'.A5:'2 node system.'.A9"/>
          </chart:axis>
          <chart:axis chart:dimension="y" chart:name="primary-y" chart:style-name="ch7">
            <chart:title svg:x="0.353cm" svg:y="4.141cm" chart:style-name="ch8">
              <text:p>Seconds</text:p>
            </chart:title>
            <chart:grid chart:style-name="ch9" chart:class="major"/>
          </chart:axis>
          <chart:series chart:style-name="ch10" chart:values-cell-range-address="'2 node system.'.B5:'2 node system.'.B9" chart:label-cell-address="'2 node system.'.B4:'2 node system.'.B4" chart:class="chart:line">
            <chart:data-point chart:repeated="5"/>
          </chart:series>
          <chart:series chart:style-name="ch11" chart:values-cell-range-address="'2 node system.'.C5:'2 node system.'.C9" chart:label-cell-address="'2 node system.'.C4:'2 node system.'.C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2 node system.'.B4:'2 node system.'.B4">256 byte RMPP</text:p>
              </table:table-cell>
              <table:table-cell office:value-type="string">
                <text:p text:id="'2 node system.'.C4:'2 node system.'.C4">RDMA</text:p>
              </table:table-cell>
            </table:table-row>
          </table:table-header-rows>
          <table:table-rows>
            <table:table-row>
              <table:table-cell office:value-type="string">
                <text:p text:id="'2 node system.'.A5:'2 node system.'.A9">8</text:p>
              </table:table-cell>
              <table:table-cell office:value-type="float" office:value="0.000376">
                <text:p text:id="'2 node system.'.B5:'2 node system.'.B9">0.000376</text:p>
              </table:table-cell>
              <table:table-cell office:value-type="float" office:value="0.160455">
                <text:p text:id="'2 node system.'.C5:'2 node system.'.C9">0.1604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628">
                <text:p>0.000628</text:p>
              </table:table-cell>
              <table:table-cell office:value-type="float" office:value="0.159385">
                <text:p>0.15938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4318">
                <text:p>0.004318</text:p>
              </table:table-cell>
              <table:table-cell office:value-type="float" office:value="0.159705">
                <text:p>0.159705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041272">
                <text:p>0.041272</text:p>
              </table:table-cell>
              <table:table-cell office:value-type="float" office:value="0.195063">
                <text:p>0.195063</text:p>
              </table:table-cell>
            </table:table-row>
            <table:table-row>
              <table:table-cell office:value-type="string">
                <text:p>80000</text:p>
              </table:table-cell>
              <table:table-cell office:value-type="float" office:value="0.403682">
                <text:p>0.403682</text:p>
              </table:table-cell>
              <table:table-cell office:value-type="float" office:value="0.17">
                <text:p>0.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